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7cm" fo:margin-left="0cm" fo:margin-top="0cm" fo:margin-bottom="0cm" table:align="left" style:writing-mode="lr-tb"/>
    </style:style>
    <style:style style:name="Tableau1.A" style:family="table-column">
      <style:table-column-properties style:column-width="17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.097cm" fo:border="0.5pt solid #ffffff" style:writing-mode="lr-tb"/>
    </style:style>
    <style:style style:name="Tableau1.A2" style:family="table-cell">
      <style:table-cell-properties fo:background-color="#cccccc" fo:padding="0.097cm" fo:border="none" style:writing-mode="lr-tb">
        <style:background-image/>
      </style:table-cell-properties>
    </style:style>
    <style:style style:name="Tableau1.A3" style:family="table-cell">
      <style:table-cell-properties fo:padding="0.097cm" fo:border="none" style:writing-mode="lr-tb"/>
    </style:style>
    <style:style style:name="Tableau1.A5" style:family="table-cell">
      <style:table-cell-properties fo:padding="0.097cm" fo:border="none" style:writing-mode="lr-tb"/>
    </style:style>
    <style:style style:name="Tableau1.A7" style:family="table-cell">
      <style:table-cell-properties fo:padding="0.097cm" fo:border="none" style:writing-mode="lr-tb"/>
    </style:style>
    <style:style style:name="P1" style:family="paragraph" style:parent-style-name="Standard">
      <style:text-properties officeooo:paragraph-rsid="0001a29a"/>
    </style:style>
    <style:style style:name="P2" style:family="paragraph" style:parent-style-name="Table_20_Contents">
      <style:paragraph-properties>
        <style:tab-stops/>
      </style:paragraph-properties>
      <style:text-properties officeooo:paragraph-rsid="0001a29a"/>
    </style:style>
    <style:style style:name="P3" style:family="paragraph" style:parent-style-name="Table_20_Contents">
      <style:paragraph-properties>
        <style:tab-stops/>
      </style:paragraph-properties>
      <style:text-properties style:font-name="Liberation Serif" officeooo:paragraph-rsid="0001a29a"/>
    </style:style>
    <style:style style:name="P4" style:family="paragraph" style:parent-style-name="Table_20_Contents">
      <loext:graphic-properties draw:fill="solid" draw:fill-color="#000000"/>
      <style:paragraph-properties fo:text-align="center" style:justify-single-word="false" fo:background-color="#000000">
        <style:tab-stops/>
      </style:paragraph-properties>
      <style:text-properties style:font-name="Liberation Serif" officeooo:paragraph-rsid="0001a29a"/>
    </style:style>
    <style:style style:name="P5" style:family="paragraph" style:parent-style-name="Table_20_Contents">
      <style:paragraph-properties fo:margin-left="0cm" fo:margin-right="0cm" fo:margin-top="0cm" fo:margin-bottom="0.397cm" loext:contextual-spacing="false" fo:line-height="160%" fo:text-indent="0cm" style:auto-text-indent="false">
        <style:tab-stops/>
      </style:paragraph-properties>
      <style:text-properties officeooo:paragraph-rsid="0001a29a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60%" fo:text-indent="0cm" style:auto-text-indent="false">
        <style:tab-stops/>
      </style:paragraph-properties>
      <style:text-properties officeooo:paragraph-rsid="0001a29a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>
        <style:tab-stops/>
      </style:paragraph-properties>
      <style:text-properties officeooo:paragraph-rsid="0001a29a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>
        <style:tab-stops/>
      </style:paragraph-properties>
      <style:text-properties style:font-name="Liberation Serif" officeooo:paragraph-rsid="0001a29a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ffff" fo:font-size="20pt" fo:font-weight="bold" officeooo:rsid="0001a29a" style:font-size-asian="20pt" style:font-weight-asian="bold" style:font-size-complex="20pt" style:font-weight-complex="bold"/>
    </style:style>
    <style:style style:name="T3" style:family="text">
      <style:text-properties fo:color="#ffffff" fo:font-size="20pt" fo:font-weight="bold" officeooo:rsid="00037af6" style:font-size-asian="20pt" style:font-weight-asian="bold" style:font-size-complex="20pt" style:font-weight-complex="bold"/>
    </style:style>
    <style:style style:name="T4" style:family="text">
      <style:text-properties fo:color="#ffffff" fo:font-size="20pt" fo:font-weight="bold" officeooo:rsid="0003b22d" style:font-size-asian="20pt" style:font-weight-asian="bold" style:font-size-complex="2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variant="normal" fo:text-transform="none" style:font-name="Liberation Serif" fo:letter-spacing="normal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style:font-name="Liberation Serif" fo:letter-spacing="normal" fo:font-style="normal" fo:font-weight="normal" officeooo:rsid="0001a29a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style:font-name="Liberation Serif" fo:letter-spacing="normal" fo:font-style="italic" fo:font-weight="normal" style:font-style-asian="italic" style:font-weight-asian="normal" style:font-weight-complex="normal"/>
    </style:style>
    <style:style style:name="T10" style:family="text">
      <style:text-properties officeooo:rsid="0001a29a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fo:font-weight="bold" style:font-weight-asian="bold"/>
    </style:style>
    <style:style style:name="T13" style:family="text">
      <style:text-properties style:font-name="Liberation Serif" fo:font-weight="bold" style:font-weight-asian="bold" style:font-weight-complex="bold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style:font-name="Liberation Serif" fo:font-weight="normal" officeooo:rsid="0001a29a" style:font-weight-asian="normal" style:font-weight-complex="normal"/>
    </style:style>
    <style:style style:name="T16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Liberation Serif" fo:font-style="normal" fo:font-weight="normal" officeooo:rsid="0001a29a" style:font-style-asian="normal" style:font-weight-asian="normal" style:font-style-complex="normal" style:font-weight-complex="normal"/>
    </style:style>
    <style:style style:name="T18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style:font-name="Liberation Serif" fo:letter-spacing="normal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Liberation Serif" fo:letter-spacing="normal" fo:font-style="italic" fo:font-weight="normal" style:font-style-asian="italic" style:font-weight-asian="normal" style:font-weight-complex="normal"/>
    </style:style>
    <style:style style:name="T22" style:family="text">
      <style:text-properties style:font-name="Liberation Serif" style:text-underline-style="none" fo:font-weight="normal" style:font-name-asian="Times New Roman" style:font-weight-asian="normal" style:font-name-complex="Times New Roman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4"><text:span text:style-name="T1">Fiche descriptive </text:span><text:span text:style-name="T2">1</text:span><text:span text:style-name="T4">2</text:span></text:p>
          </table:table-cell>
        </table:table-row>
        <table:table-row table:style-name="Tableau1.1">
          <table:table-cell table:style-name="Tableau1.A2" office:value-type="string">
            <text:p text:style-name="P3"/>
            <text:p text:style-name="P3"><text:span text:style-name="T5">Nom </text:span>: Modifier un <text:span text:style-name="T10">message dans un topic</text:span></text:p>
            <text:p text:style-name="P3"><text:span text:style-name="T5">Acteur(s) </text:span>: Utilisateur</text:p>
            <text:p text:style-name="P2"><text:span text:style-name="T13">Description </text:span><text:span text:style-name="T11">: </text:span><text:span text:style-name="Strong_20_Emphasis"><text:span text:style-name="T14">L'acteur modifie un </text:span></text:span><text:span text:style-name="Strong_20_Emphasis"><text:span text:style-name="T15">message</text:span></text:span></text:p>
            <text:p text:style-name="P3"><text:span text:style-name="T5">Auteur </text:span>: Deroussen Nicolas</text:p>
            <text:p text:style-name="P3"><text:span text:style-name="T5">Date </text:span>: 06/08/2020</text:p>
            <text:p text:style-name="P2"><text:span text:style-name="T13">Pré-conditions </text:span><text:span text:style-name="T11">: </text:span><text:span text:style-name="Strong_20_Emphasis"><text:span text:style-name="T22">Accéder à son compte</text:span></text:span></text:p>
            <text:p text:style-name="P3"><text:span text:style-name="T5">Démarrage </text:span>: L’<text:span text:style-name="T6">utilisateur </text:span>a demandé la modification d’un <text:span text:style-name="T10">message</text:span></text:p>
            <text:p text:style-name="P3"/>
          </table:table-cell>
        </table:table-row>
        <table:table-row table:style-name="Tableau1.1">
          <table:table-cell table:style-name="Tableau1.A3" office:value-type="string">
            <text:p text:style-name="P5"><text:span text:style-name="Strong_20_Emphasis"><text:span text:style-name="T12">DESCRIPTION</text:span></text:span></text:p>
            <text:p text:style-name="P5"><text:bookmark text:name="r-2111665111"/><text:span text:style-name="Strong_20_Emphasis"><text:span text:style-name="T12">Le scénario nominal :</text:span></text:span></text:p>
            <text:p text:style-name="P6"><text:bookmark text:name="r-2111666111"/><text:span text:style-name="Strong_20_Emphasis"><text:span text:style-name="T16">1. </text:span></text:span><text:span text:style-name="Emphasis"><text:span text:style-name="T16">Le </text:span></text:span><text:span text:style-name="Emphasis"><text:span text:style-name="T18">système</text:span></text:span><text:span text:style-name="Emphasis"><text:span text:style-name="T16"> affiche la page de modification d’un </text:span></text:span><text:span text:style-name="Emphasis"><text:span text:style-name="T17">message</text:span></text:span><text:span text:style-name="Emphasis"><text:span text:style-name="T16">.</text:span></text:span><text:span text:style-name="T11"><text:line-break/></text:span><text:span text:style-name="Strong_20_Emphasis"><text:span text:style-name="T16">2. </text:span></text:span><text:span text:style-name="Emphasis"><text:span text:style-name="T20">L</text:span></text:span><text:span text:style-name="Emphasis"><text:span text:style-name="T21">’utilisateur</text:span></text:span><text:span text:style-name="Emphasis"><text:span text:style-name="T7"> modifie </text:span></text:span><text:span text:style-name="Emphasis"><text:span text:style-name="T8">le message</text:span></text:span><text:span text:style-name="Emphasis"><text:span text:style-name="T7">.</text:span></text:span><text:span text:style-name="T11"><text:line-break/></text:span><text:span text:style-name="Strong_20_Emphasis"><text:span text:style-name="T16">3. </text:span></text:span><text:span text:style-name="Emphasis"><text:span text:style-name="T16">Le </text:span></text:span><text:span text:style-name="Emphasis"><text:span text:style-name="T18">système</text:span></text:span><text:span text:style-name="Emphasis"><text:span text:style-name="T16"> enregistre les modifications de l'</text:span></text:span><text:span text:style-name="Emphasis"><text:span text:style-name="T19">utilisateur</text:span></text:span><text:span text:style-name="Emphasis"><text:span text:style-name="T16">.</text:span></text:span></text:p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5"><text:span text:style-name="Strong_20_Emphasis"><text:span text:style-name="T12">Les scénarios alternatifs :</text:span></text:span></text:p>
            <text:p text:style-name="P6"><text:span text:style-name="Emphasis"><text:span text:style-name="T7">2. </text:span></text:span><text:span text:style-name="Emphasis"><text:span text:style-name="T20">L</text:span></text:span><text:span text:style-name="Emphasis"><text:span text:style-name="T21">’utilisateur</text:span></text:span><text:span text:style-name="Emphasis"><text:span text:style-name="T9"> </text:span></text:span><text:span text:style-name="Emphasis"><text:span text:style-name="T7">décide de quitter la page de modification d’un </text:span></text:span><text:span text:style-name="Emphasis"><text:span text:style-name="T8">message</text:span></text:span><text:span text:style-name="Emphasis"><text:span text:style-name="T7">.</text:span></text:span></text:p>
            <text:p text:style-name="P3"/>
          </table:table-cell>
        </table:table-row>
        <table:table-row table:style-name="Tableau1.1">
          <table:table-cell table:style-name="Tableau1.A5" office:value-type="string">
            <text:p text:style-name="P5"><text:span text:style-name="Strong_20_Emphasis"><text:span text:style-name="T12">Les scénarios d'exceptions :</text:span></text:span></text:p>
            <text:p text:style-name="P7"><text:span text:style-name="Emphasis"><text:span text:style-name="T16">2. L'</text:span></text:span><text:span text:style-name="Emphasis"><text:span text:style-name="T19">utilisateur</text:span></text:span><text:span text:style-name="Emphasis"><text:span text:style-name="T16"> écrit des informations incorrectes dans </text:span></text:span><text:span text:style-name="Emphasis"><text:span text:style-name="T17">le message</text:span></text:span><text:span text:style-name="Emphasis"><text:span text:style-name="T16">.</text:span></text:span></text:p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6"><text:span text:style-name="Strong_20_Emphasis"><text:span text:style-name="T12">Fin : </text:span></text:span><text:span text:style-name="Strong_20_Emphasis"><text:span text:style-name="T14">Scénario nominal : à l'étape 2 sur décision de l'utilisateur.</text:span></text:span></text:p>
          </table:table-cell>
        </table:table-row>
        <table:table-row table:style-name="Tableau1.1">
          <table:table-cell table:style-name="Tableau1.A7" office:value-type="string">
            <text:p text:style-name="P6"><text:span text:style-name="Strong_20_Emphasis"><text:span text:style-name="T12">Post-conditions : </text:span></text:span><text:span text:style-name="T11">Aucun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default-outline-level="" style:class="extra"/>
    <style:style style:name="Strong_20_Emphasis" style:display-name="Strong Emphasis" style:family="text">
      <style:text-properties fo:font-weight="bold" style:font-weight-asian="bold"/>
    </style:style>
    <style:style style:name="Emphasis" style:family="text">
      <style:text-properties fo:font-style="italic" style:font-style-asian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8-15T15:09:00.206000000</dc:date>
    <meta:editing-duration>PT1M27S</meta:editing-duration>
    <meta:editing-cycles>4</meta:editing-cycles>
    <meta:document-statistic meta:table-count="1" meta:image-count="0" meta:object-count="0" meta:page-count="1" meta:paragraph-count="17" meta:word-count="113" meta:character-count="741" meta:non-whitespace-character-count="645"/>
  </office:meta>
</office:document-meta>
</file>